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13.639in" svg:height="5.9402in" svg:x="6.002in" svg:y="0.8157in">
            <draw:object draw:notify-on-update-of-ranges="rewardlist_10_04_2021unfinished.A2:rewardlist_10_04_2021unfinished.A2 rewardlist_10_04_2021unfinished.A3:rewardlist_10_04_2021unfinished.A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685in" svg:height="4.2614in" svg:x="8.8878in" svg:y="7.7752in">
            <draw:object draw:notify-on-update-of-ranges="rewardlist_10_04_2021unfinished.C3:rewardlist_10_04_2021unfinished.C6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3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3:.A3])" office:value-type="float" office:value="-1.64779737181664" calcext:value-type="float">
            <text:p>-1.64779737181664</text:p>
          </table:table-cell>
          <table:table-cell table:number-columns-repeated="21"/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3:.A4])" office:value-type="float" office:value="-1.7477073649332" calcext:value-type="float">
            <text:p>-1.7477073649332</text:p>
          </table:table-cell>
          <table:table-cell table:number-columns-repeated="21"/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3:.A5])" office:value-type="float" office:value="-1.76889890045921" calcext:value-type="float">
            <text:p>-1.76889890045921</text:p>
          </table:table-cell>
          <table:table-cell table:number-columns-repeated="21"/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3:.A6])" office:value-type="float" office:value="-1.7511809800148" calcext:value-type="float">
            <text:p>-1.7511809800148</text:p>
          </table:table-cell>
          <table:table-cell table:number-columns-repeated="21"/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3:.A7])" office:value-type="float" office:value="-1.77692597650885" calcext:value-type="float">
            <text:p>-1.77692597650885</text:p>
          </table:table-cell>
          <table:table-cell table:number-columns-repeated="21"/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3:.A8])" office:value-type="float" office:value="-1.7743763512522" calcext:value-type="float">
            <text:p>-1.7743763512522</text:p>
          </table:table-cell>
          <table:table-cell table:number-columns-repeated="21"/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3:.A9])" office:value-type="float" office:value="-1.78735042552352" calcext:value-type="float">
            <text:p>-1.78735042552352</text:p>
          </table:table-cell>
          <table:table-cell table:number-columns-repeated="21"/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3:.A10])" office:value-type="float" office:value="-1.79431693166494" calcext:value-type="float">
            <text:p>-1.79431693166494</text:p>
          </table:table-cell>
          <table:table-cell table:number-columns-repeated="21"/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3:.A11])" office:value-type="float" office:value="-1.78493493127657" calcext:value-type="float">
            <text:p>-1.78493493127657</text:p>
          </table:table-cell>
          <table:table-cell table:number-columns-repeated="21"/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3:.A12])" office:value-type="float" office:value="-1.79548755344063" calcext:value-type="float">
            <text:p>-1.79548755344063</text:p>
          </table:table-cell>
          <table:table-cell table:number-columns-repeated="20"/>
          <table:table-cell office:value-type="string" calcext:value-type="string">
            <text:p>goes straight down basically every time in testing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3:.A13])" office:value-type="float" office:value="-1.80046790392995" calcext:value-type="float">
            <text:p>-1.80046790392995</text:p>
          </table:table-cell>
          <table:table-cell table:number-columns-repeated="21"/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3:.A14])" office:value-type="float" office:value="-1.80318254070282" calcext:value-type="float">
            <text:p>-1.80318254070282</text:p>
          </table:table-cell>
          <table:table-cell table:number-columns-repeated="21"/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3:.A15])" office:value-type="float" office:value="-1.80580761948755" calcext:value-type="float">
            <text:p>-1.80580761948755</text:p>
          </table:table-cell>
          <table:table-cell table:number-columns-repeated="21"/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3:.A16])" office:value-type="float" office:value="-1.81607113020122" calcext:value-type="float">
            <text:p>-1.81607113020122</text:p>
          </table:table-cell>
          <table:table-cell table:number-columns-repeated="21"/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3:.A17])" office:value-type="float" office:value="-1.81653836873849" calcext:value-type="float">
            <text:p>-1.81653836873849</text:p>
          </table:table-cell>
          <table:table-cell table:number-columns-repeated="21"/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3:.A18])" office:value-type="float" office:value="-1.81556312436685" calcext:value-type="float">
            <text:p>-1.81556312436685</text:p>
          </table:table-cell>
          <table:table-cell table:number-columns-repeated="21"/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3:.A19])" office:value-type="float" office:value="-1.81595420241321" calcext:value-type="float">
            <text:p>-1.81595420241321</text:p>
          </table:table-cell>
          <table:table-cell table:number-columns-repeated="21"/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3:.A20])" office:value-type="float" office:value="-1.82008663307213" calcext:value-type="float">
            <text:p>-1.82008663307213</text:p>
          </table:table-cell>
          <table:table-cell table:number-columns-repeated="21"/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3:.A21])" office:value-type="float" office:value="-1.82198932307472" calcext:value-type="float">
            <text:p>-1.82198932307472</text:p>
          </table:table-cell>
          <table:table-cell table:number-columns-repeated="21"/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3:.A22])" office:value-type="float" office:value="-1.8157424077259" calcext:value-type="float">
            <text:p>-1.8157424077259</text:p>
          </table:table-cell>
          <table:table-cell table:number-columns-repeated="21"/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3:.A23])" office:value-type="float" office:value="-1.81712354273895" calcext:value-type="float">
            <text:p>-1.81712354273895</text:p>
          </table:table-cell>
          <table:table-cell table:number-columns-repeated="21"/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3:.A24])" office:value-type="float" office:value="-1.8151524888888" calcext:value-type="float">
            <text:p>-1.8151524888888</text:p>
          </table:table-cell>
          <table:table-cell table:number-columns-repeated="21"/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3:.A25])" office:value-type="float" office:value="-1.8151830068136" calcext:value-type="float">
            <text:p>-1.8151830068136</text:p>
          </table:table-cell>
          <table:table-cell table:number-columns-repeated="21"/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3:.A26])" office:value-type="float" office:value="-1.81445013217876" calcext:value-type="float">
            <text:p>-1.81445013217876</text:p>
          </table:table-cell>
          <table:table-cell table:number-columns-repeated="21"/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3:.A27])" office:value-type="float" office:value="-1.81627984714091" calcext:value-type="float">
            <text:p>-1.81627984714091</text:p>
          </table:table-cell>
          <table:table-cell table:number-columns-repeated="21"/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3:.A28])" office:value-type="float" office:value="-1.81625969310644" calcext:value-type="float">
            <text:p>-1.81625969310644</text:p>
          </table:table-cell>
          <table:table-cell table:number-columns-repeated="21"/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3:.A29])" office:value-type="float" office:value="-1.81710446541817" calcext:value-type="float">
            <text:p>-1.81710446541817</text:p>
          </table:table-cell>
          <table:table-cell table:number-columns-repeated="21"/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3:.A30])" office:value-type="float" office:value="-1.82055518367961" calcext:value-type="float">
            <text:p>-1.82055518367961</text:p>
          </table:table-cell>
          <table:table-cell table:number-columns-repeated="21"/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3:.A31])" office:value-type="float" office:value="-1.81818582927852" calcext:value-type="float">
            <text:p>-1.81818582927852</text:p>
          </table:table-cell>
          <table:table-cell table:number-columns-repeated="21"/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3:.A32])" office:value-type="float" office:value="-1.82296472285986" calcext:value-type="float">
            <text:p>-1.82296472285986</text:p>
          </table:table-cell>
          <table:table-cell table:number-columns-repeated="21"/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3:.A33])" office:value-type="float" office:value="-1.82551862505867" calcext:value-type="float">
            <text:p>-1.82551862505867</text:p>
          </table:table-cell>
          <table:table-cell table:number-columns-repeated="21"/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3:.A34])" office:value-type="float" office:value="-1.82666662209425" calcext:value-type="float">
            <text:p>-1.82666662209425</text:p>
          </table:table-cell>
          <table:table-cell table:number-columns-repeated="21"/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3:.A35])" office:value-type="float" office:value="-1.82178269143204" calcext:value-type="float">
            <text:p>-1.82178269143204</text:p>
          </table:table-cell>
          <table:table-cell table:number-columns-repeated="21"/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3:.A36])" office:value-type="float" office:value="-1.81309102453099" calcext:value-type="float">
            <text:p>-1.813091024530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7])" office:value-type="float" office:value="-1.70414556668724" calcext:value-type="float">
            <text:p>-1.7041455666872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8])" office:value-type="float" office:value="-1.60125263427926" calcext:value-type="float">
            <text:p>-1.60125263427926</text:p>
          </table:table-cell>
          <table:table-cell table:number-columns-repeated="21"/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3:.A39])" office:value-type="float" office:value="-1.60200378916312" calcext:value-type="float">
            <text:p>-1.6020037891631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1.50721421576409" calcext:value-type="float">
            <text:p>-1.507214215764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1.41728564612911" calcext:value-type="float">
            <text:p>-1.41728564612911</text:p>
          </table:table-cell>
          <table:table-cell table:number-columns-repeated="21"/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3:.A42])" office:value-type="float" office:value="-1.42038963655025" calcext:value-type="float">
            <text:p>-1.4203896365502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1.33696549907341" calcext:value-type="float">
            <text:p>-1.3369654990734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4])" office:value-type="float" office:value="-1.25751393957166" calcext:value-type="float">
            <text:p>-1.2575139395716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1.18175780144209" calcext:value-type="float">
            <text:p>-1.181757801442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6])" office:value-type="float" office:value="-1.10944512413659" calcext:value-type="float">
            <text:p>-1.1094451241365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7])" office:value-type="float" office:value="-1.04034634360022" calcext:value-type="float">
            <text:p>-1.040346343600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974251857869781" calcext:value-type="float">
            <text:p>-0.97425185786978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9])" office:value-type="float" office:value="-0.91096990344702" calcext:value-type="float">
            <text:p>-0.910969903447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0])" office:value-type="float" office:value="-0.850324697125207" calcext:value-type="float">
            <text:p>-0.8503246971252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1])" office:value-type="float" office:value="-0.792154805347141" calcext:value-type="float">
            <text:p>-0.79215480534714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717709961024353" calcext:value-type="float">
            <text:p>-0.71770996102435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639187157798848" calcext:value-type="float">
            <text:p>-0.6391871577988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561405893074129" calcext:value-type="float">
            <text:p>-0.56140589307412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85935949835729" calcext:value-type="float">
            <text:p>-0.48593594983572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406754195499299" calcext:value-type="float">
            <text:p>-0.4067541954992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32998627254075" calcext:value-type="float">
            <text:p>-0.3299862725407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251104744558067" calcext:value-type="float">
            <text:p>-0.25110474455806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172674489973274" calcext:value-type="float">
            <text:p>-0.17267448997327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:.A60])" office:value-type="float" office:value="-0.096962675112669" calcext:value-type="float">
            <text:p>-0.096962675112669</text:p>
          </table:table-cell>
          <table:table-cell table:number-columns-repeated="21"/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3:.A61])" office:value-type="float" office:value="-0.092187332869185" calcext:value-type="float">
            <text:p>-0.0921873328691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0.0136103653421824" calcext:value-type="float">
            <text:p>-0.01361036534218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0646150131313769" calcext:value-type="float">
            <text:p>0.06461501313137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142927432823302" calcext:value-type="float">
            <text:p>0.1429274328233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223529407710627" calcext:value-type="float">
            <text:p>0.22352940771062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01551442573082" calcext:value-type="float">
            <text:p>0.30155144257308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379121533568841" calcext:value-type="float">
            <text:p>0.37912153356884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457125848898534" calcext:value-type="float">
            <text:p>0.45712584889853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536520501026571" calcext:value-type="float">
            <text:p>0.5365205010265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15219230478028" calcext:value-type="float">
            <text:p>0.61521923047802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690669251214728" calcext:value-type="float">
            <text:p>0.69066925121472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769133460255545" calcext:value-type="float">
            <text:p>0.76913346025554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846148977766474" calcext:value-type="float">
            <text:p>0.84614897776647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0.92402355738197" calcext:value-type="float">
            <text:p>0.9240235573819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0152547606722" calcext:value-type="float">
            <text:p>1.00152547606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08030492517401" calcext:value-type="float">
            <text:p>1.080304925174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1.15817749338308" calcext:value-type="float">
            <text:p>1.15817749338308</text:p>
          </table:table-cell>
          <table:table-cell table:number-columns-repeated="21"/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30:.A78])" office:value-type="float" office:value="1.16411341713186" calcext:value-type="float">
            <text:p>1.1641134171318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24398534726938" calcext:value-type="float">
            <text:p>1.2439853472693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32055359024995" calcext:value-type="float">
            <text:p>1.3205535902499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0140160324421" calcext:value-type="float">
            <text:p>1.4014016032442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48103702550999" calcext:value-type="float">
            <text:p>1.481037025509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55985854653442" calcext:value-type="float">
            <text:p>1.5598585465344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6346646059271" calcext:value-type="float">
            <text:p>1.63466460592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1.70662921851478" calcext:value-type="float">
            <text:p>1.70662921851478</text:p>
          </table:table-cell>
          <table:table-cell table:number-columns-repeated="21"/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40:.A88])" office:value-type="float" office:value="1.70906699520721" calcext:value-type="float">
            <text:p>1.70906699520721</text:p>
          </table:table-cell>
          <table:table-cell table:number-columns-repeated="21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2743434214598" calcext:value-type="float">
            <text:p>1.6274343421459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69970873526791" calcext:value-type="float">
            <text:p>1.699708735267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:.A120])" office:value-type="float" office:value="1.77433055941049" calcext:value-type="float">
            <text:p>1.77433055941049</text:p>
          </table:table-cell>
          <table:table-cell table:number-columns-repeated="21"/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3:.A121])" office:value-type="float" office:value="1.70108180749447" calcext:value-type="float">
            <text:p>1.70108180749447</text:p>
          </table:table-cell>
          <table:table-cell table:number-columns-repeated="21"/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2251496883552" calcext:value-type="float">
            <text:p>1.6225149688355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1.69492738275047" calcext:value-type="float">
            <text:p>1.69492738275047</text:p>
          </table:table-cell>
          <table:table-cell table:number-columns-repeated="21"/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:.A131])" office:value-type="float" office:value="1.62149556890477" calcext:value-type="float">
            <text:p>1.62149556890477</text:p>
          </table:table-cell>
          <table:table-cell table:number-columns-repeated="21"/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4:.A132])" office:value-type="float" office:value="1.54978609364355" calcext:value-type="float">
            <text:p>1.54978609364355</text:p>
          </table:table-cell>
          <table:table-cell table:number-columns-repeated="21"/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1.47651531203815" calcext:value-type="float">
            <text:p>1.47651531203815</text:p>
          </table:table-cell>
          <table:table-cell table:number-columns-repeated="21"/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:.A136])" office:value-type="float" office:value="1.40484197025658" calcext:value-type="float">
            <text:p>1.40484197025658</text:p>
          </table:table-cell>
          <table:table-cell table:number-columns-repeated="21"/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9:.A137])" office:value-type="float" office:value="1.40436392599703" calcext:value-type="float">
            <text:p>1.40436392599703</text:p>
          </table:table-cell>
          <table:table-cell table:number-columns-repeated="21"/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:.A139])" office:value-type="float" office:value="1.41417405796708" calcext:value-type="float">
            <text:p>1.41417405796708</text:p>
          </table:table-cell>
          <table:table-cell table:number-columns-repeated="21"/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1.3422242675291" calcext:value-type="float">
            <text:p>1.3422242675291</text:p>
          </table:table-cell>
          <table:table-cell table:number-columns-repeated="21"/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9:.A147])" office:value-type="float" office:value="1.26964062066984" calcext:value-type="float">
            <text:p>1.26964062066984</text:p>
          </table:table-cell>
          <table:table-cell table:number-columns-repeated="21"/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1.19506912957843" calcext:value-type="float">
            <text:p>1.19506912957843</text:p>
          </table:table-cell>
          <table:table-cell table:number-columns-repeated="21"/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1.12340330662563" calcext:value-type="float">
            <text:p>1.12340330662563</text:p>
          </table:table-cell>
          <table:table-cell table:number-columns-repeated="21"/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4:.A152])" office:value-type="float" office:value="1.05112716549574" calcext:value-type="float">
            <text:p>1.05112716549574</text:p>
          </table:table-cell>
          <table:table-cell table:number-columns-repeated="21"/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0.978732111933828" calcext:value-type="float">
            <text:p>0.978732111933828</text:p>
          </table:table-cell>
          <table:table-cell table:number-columns-repeated="21"/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10:.A158])" office:value-type="float" office:value="0.907207278993057" calcext:value-type="float">
            <text:p>0.907207278993057</text:p>
          </table:table-cell>
          <table:table-cell table:number-columns-repeated="21"/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1:.A159])" office:value-type="float" office:value="0.835234046092143" calcext:value-type="float">
            <text:p>0.835234046092143</text:p>
          </table:table-cell>
          <table:table-cell table:number-columns-repeated="21"/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2:.A160])" office:value-type="float" office:value="0.76187888119829" calcext:value-type="float">
            <text:p>0.76187888119829</text:p>
          </table:table-cell>
          <table:table-cell table:number-columns-repeated="21"/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8:.A166])" office:value-type="float" office:value="0.689341161452325" calcext:value-type="float">
            <text:p>0.689341161452325</text:p>
          </table:table-cell>
          <table:table-cell table:number-columns-repeated="21"/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614004497834675" calcext:value-type="float">
            <text:p>0.614004497834675</text:p>
          </table:table-cell>
          <table:table-cell table:number-columns-repeated="21"/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1:.A169])" office:value-type="float" office:value="0.540294463379286" calcext:value-type="float">
            <text:p>0.54029446337928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13543215295308" calcext:value-type="float">
            <text:p>0.61354321529530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4:.A172])" office:value-type="float" office:value="0.692110053954258" calcext:value-type="float">
            <text:p>0.692110053954258</text:p>
          </table:table-cell>
          <table:table-cell table:number-columns-repeated="21"/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5:.A173])" office:value-type="float" office:value="0.619551142604923" calcext:value-type="float">
            <text:p>0.619551142604923</text:p>
          </table:table-cell>
          <table:table-cell table:number-columns-repeated="21"/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6:.A174])" office:value-type="float" office:value="0.545507837261716" calcext:value-type="float">
            <text:p>0.545507837261716</text:p>
          </table:table-cell>
          <table:table-cell table:number-columns-repeated="21"/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7:.A175])" office:value-type="float" office:value="0.471462712074603" calcext:value-type="float">
            <text:p>0.471462712074603</text:p>
          </table:table-cell>
          <table:table-cell table:number-columns-repeated="21"/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393491920185271" calcext:value-type="float">
            <text:p>0.3934919201852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466923734030979" calcext:value-type="float">
            <text:p>0.46692373403097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538633209292195" calcext:value-type="float">
            <text:p>0.53863320929219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11903990897597" calcext:value-type="float">
            <text:p>0.61190399089759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683577332679167" calcext:value-type="float">
            <text:p>0.68357733267916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755679750552044" calcext:value-type="float">
            <text:p>0.75567975055204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2750227164322" calcext:value-type="float">
            <text:p>0.827502271643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899452062081196" calcext:value-type="float">
            <text:p>0.89945206208119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0.972035708940455" calcext:value-type="float">
            <text:p>0.97203570894045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04660720003186" calcext:value-type="float">
            <text:p>1.0466072000318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1827302298467" calcext:value-type="float">
            <text:p>1.1182730229846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19054916411456" calcext:value-type="float">
            <text:p>1.190549164114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26294421767647" calcext:value-type="float">
            <text:p>1.262944217676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33446905061724" calcext:value-type="float">
            <text:p>1.3344690506172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0644228351816" calcext:value-type="float">
            <text:p>1.4064422835181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47979744841201" calcext:value-type="float">
            <text:p>1.479797448412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2:.A210])" office:value-type="float" office:value="1.55233516815797" calcext:value-type="float">
            <text:p>1.55233516815797</text:p>
          </table:table-cell>
          <table:table-cell table:number-columns-repeated="21"/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3:.A211])" office:value-type="float" office:value="1.47930072680712" calcext:value-type="float">
            <text:p>1.47930072680712</text:p>
          </table:table-cell>
          <table:table-cell table:number-columns-repeated="21"/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0636671210546" calcext:value-type="float">
            <text:p>1.406366712105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48170337572311" calcext:value-type="float">
            <text:p>1.48170337572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5554134101785" calcext:value-type="float">
            <text:p>1.55541341017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62797232152783" calcext:value-type="float">
            <text:p>1.6279723215278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0201562687104" calcext:value-type="float">
            <text:p>1.7020156268710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77606075205815" calcext:value-type="float">
            <text:p>1.776060752058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1.85403154394748" calcext:value-type="float">
            <text:p>1.85403154394748</text:p>
          </table:table-cell>
          <table:table-cell table:number-columns-repeated="21"/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78041640477363" calcext:value-type="float">
            <text:p>1.780416404773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85345084612449" calcext:value-type="float">
            <text:p>1.853450846124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1.92638486082615" calcext:value-type="float">
            <text:p>1.92638486082615</text:p>
          </table:table-cell>
          <table:table-cell table:number-columns-repeated="21"/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1.85263263472653" calcext:value-type="float">
            <text:p>1.85263263472653</text:p>
          </table:table-cell>
          <table:table-cell table:number-columns-repeated="21"/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3:.A271])" office:value-type="float" office:value="1.77848387421807" calcext:value-type="float">
            <text:p>1.77848387421807</text:p>
          </table:table-cell>
          <table:table-cell table:number-columns-repeated="21"/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7057584471514" calcext:value-type="float">
            <text:p>1.7057584471514</text:p>
          </table:table-cell>
          <table:table-cell table:number-columns-repeated="21"/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63296453648514" calcext:value-type="float">
            <text:p>1.6329645364851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1.70657967565899" calcext:value-type="float">
            <text:p>1.70657967565899</text:p>
          </table:table-cell>
          <table:table-cell table:number-columns-repeated="21"/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1.63343989886946" calcext:value-type="float">
            <text:p>1.63343989886946</text:p>
          </table:table-cell>
          <table:table-cell table:number-columns-repeated="21"/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50:.A298])" office:value-type="float" office:value="1.56083398286767" calcext:value-type="float">
            <text:p>1.56083398286767</text:p>
          </table:table-cell>
          <table:table-cell table:number-columns-repeated="21"/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1:.A299])" office:value-type="float" office:value="1.48883371570664" calcext:value-type="float">
            <text:p>1.48883371570664</text:p>
          </table:table-cell>
          <table:table-cell table:number-columns-repeated="21"/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1.41686342807941" calcext:value-type="float">
            <text:p>1.41686342807941</text:p>
          </table:table-cell>
          <table:table-cell table:number-columns-repeated="21"/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4:.A302])" office:value-type="float" office:value="1.34448367557349" calcext:value-type="float">
            <text:p>1.34448367557349</text:p>
          </table:table-cell>
          <table:table-cell table:number-columns-repeated="21"/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1.27158395056226" calcext:value-type="float">
            <text:p>1.27158395056226</text:p>
          </table:table-cell>
          <table:table-cell table:number-columns-repeated="21"/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1.19548225809026" calcext:value-type="float">
            <text:p>1.19548225809026</text:p>
          </table:table-cell>
          <table:table-cell table:number-columns-repeated="21"/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6:.A314])" office:value-type="float" office:value="1.12167534089222" calcext:value-type="float">
            <text:p>1.12167534089222</text:p>
          </table:table-cell>
          <table:table-cell table:number-columns-repeated="21"/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7:.A315])" office:value-type="float" office:value="1.04933770819458" calcext:value-type="float">
            <text:p>1.04933770819458</text:p>
          </table:table-cell>
          <table:table-cell table:number-columns-repeated="21"/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8:.A316])" office:value-type="float" office:value="0.970254656444703" calcext:value-type="float">
            <text:p>0.970254656444703</text:p>
          </table:table-cell>
          <table:table-cell table:number-columns-repeated="21"/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970524304631778" calcext:value-type="float">
            <text:p>0.97052430463177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04467306514024" calcext:value-type="float">
            <text:p>1.0446730651402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1739849220691" calcext:value-type="float">
            <text:p>1.1173984922069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19019240287317" calcext:value-type="float">
            <text:p>1.190192402873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26333217966271" calcext:value-type="float">
            <text:p>1.2633321796627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1.33593809566449" calcext:value-type="float">
            <text:p>1.33593809566449</text:p>
          </table:table-cell>
          <table:table-cell table:number-columns-repeated="21"/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300:.A348])" office:value-type="float" office:value="1.33589185726211" calcext:value-type="float">
            <text:p>1.335891857262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1.40786214488933" calcext:value-type="float">
            <text:p>1.40786214488933</text:p>
          </table:table-cell>
          <table:table-cell table:number-columns-repeated="21"/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3:.A351])" office:value-type="float" office:value="1.40546960089608" calcext:value-type="float">
            <text:p>1.40546960089608</text:p>
          </table:table-cell>
          <table:table-cell table:number-columns-repeated="21"/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0644793461239" calcext:value-type="float">
            <text:p>1.406447934612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48254962708439" calcext:value-type="float">
            <text:p>1.48254962708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55635654428242" calcext:value-type="float">
            <text:p>1.5563565442824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62869417698006" calcext:value-type="float">
            <text:p>1.6286941769800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0777722872994" calcext:value-type="float">
            <text:p>1.7077772287299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78125980664248" calcext:value-type="float">
            <text:p>1.78125980664248</text:p>
          </table:table-cell>
          <table:table-cell table:number-columns-repeated="21"/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1:.A379])" office:value-type="float" office:value="1.70815994669229" calcext:value-type="float">
            <text:p>1.70815994669229</text:p>
          </table:table-cell>
          <table:table-cell table:number-columns-repeated="21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62652729363107" calcext:value-type="float">
            <text:p>1.62652729363107</text:p>
          </table:table-cell>
          <table:table-cell table:number-columns-repeated="21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54489464056985" calcext:value-type="float">
            <text:p>1.54489464056985</text:p>
          </table:table-cell>
          <table:table-cell table:number-columns-repeated="21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6326198750862" calcext:value-type="float">
            <text:p>1.4632619875086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53530849307204" calcext:value-type="float">
            <text:p>1.5353084930720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1.61008078957121" calcext:value-type="float">
            <text:p>1.61008078957121</text:p>
          </table:table-cell>
          <table:table-cell table:number-columns-repeated="21"/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1.60995727963879" calcext:value-type="float">
            <text:p>1.60995727963879</text:p>
          </table:table-cell>
          <table:table-cell table:number-columns-repeated="21"/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53622586201752" calcext:value-type="float">
            <text:p>1.53622586201752</text:p>
          </table:table-cell>
          <table:table-cell table:number-columns-repeated="21"/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8:.A406])" office:value-type="float" office:value="1.46194272040384" calcext:value-type="float">
            <text:p>1.46194272040384</text:p>
          </table:table-cell>
          <table:table-cell table:number-columns-repeated="21"/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38991728671722" calcext:value-type="float">
            <text:p>1.38991728671722</text:p>
          </table:table-cell>
          <table:table-cell table:number-columns-repeated="21"/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1.318464816517" calcext:value-type="float">
            <text:p>1.318464816517</text:p>
          </table:table-cell>
          <table:table-cell table:number-columns-repeated="21"/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80:.A428])" office:value-type="float" office:value="1.31831355396503" calcext:value-type="float">
            <text:p>1.3183135539650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39994620702626" calcext:value-type="float">
            <text:p>1.39994620702626</text:p>
          </table:table-cell>
          <table:table-cell table:number-columns-repeated="21"/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32495229664098" calcext:value-type="float">
            <text:p>1.32495229664098</text:p>
          </table:table-cell>
          <table:table-cell table:number-columns-repeated="21"/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24561836983063" calcext:value-type="float">
            <text:p>1.245618369830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32725102289185" calcext:value-type="float">
            <text:p>1.3272510228918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40888367595308" calcext:value-type="float">
            <text:p>1.40888367595308</text:p>
          </table:table-cell>
          <table:table-cell table:number-columns-repeated="21"/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33600710606101" calcext:value-type="float">
            <text:p>1.3360071060610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0805200728835" calcext:value-type="float">
            <text:p>1.4080520072883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48178342490963" calcext:value-type="float">
            <text:p>1.4817834249096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5560665665233" calcext:value-type="float">
            <text:p>1.5560665665233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1.62809200020992" calcext:value-type="float">
            <text:p>1.62809200020992</text:p>
          </table:table-cell>
          <table:table-cell table:number-columns-repeated="21"/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5556445782451" calcext:value-type="float">
            <text:p>1.555644578245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709704844532" calcext:value-type="float">
            <text:p>1.6270970484453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0034817094748" calcext:value-type="float">
            <text:p>1.7003481709474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77534208133275" calcext:value-type="float">
            <text:p>1.7753420813327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85467600814311" calcext:value-type="float">
            <text:p>1.85467600814311</text:p>
          </table:table-cell>
          <table:table-cell table:number-columns-repeated="21"/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7813554921194" calcext:value-type="float">
            <text:p>1.781355492119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85423206201147" calcext:value-type="float">
            <text:p>1.85423206201147</text:p>
          </table:table-cell>
          <table:table-cell table:number-columns-repeated="21"/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8:.A516])" office:value-type="float" office:value="1.78249473834944" calcext:value-type="float">
            <text:p>1.78249473834944</text:p>
          </table:table-cell>
          <table:table-cell table:number-columns-repeated="21"/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9:.A517])" office:value-type="float" office:value="1.71069465401799" calcext:value-type="float">
            <text:p>1.71069465401799</text:p>
          </table:table-cell>
          <table:table-cell table:number-columns-repeated="21"/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70:.A518])" office:value-type="float" office:value="1.63551720279674" calcext:value-type="float">
            <text:p>1.6355172027967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0796462476156" calcext:value-type="float">
            <text:p>1.7079646247615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78128514078527" calcext:value-type="float">
            <text:p>1.78128514078527</text:p>
          </table:table-cell>
          <table:table-cell table:number-columns-repeated="21"/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0791802717946" calcext:value-type="float">
            <text:p>1.70791802717946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77965535084149" calcext:value-type="float">
            <text:p>1.7796553508414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85145543517294" calcext:value-type="float">
            <text:p>1.85145543517294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1.92663288639419" calcext:value-type="float">
            <text:p>1.92663288639419</text:p>
          </table:table-cell>
          <table:table-cell table:number-columns-repeated="21"/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85144679091439" calcext:value-type="float">
            <text:p>1.8514467909143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9248139045202" calcext:value-type="float">
            <text:p>1.9248139045202</text:p>
          </table:table-cell>
          <table:table-cell table:number-columns-repeated="21"/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85183798551809" calcext:value-type="float">
            <text:p>1.8518379855180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92702408099789" calcext:value-type="float">
            <text:p>1.92702408099789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4:53:46.78981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4T14:54:39.034658752</dc:date>
    <meta:editing-duration>PT1H57M34S</meta:editing-duration>
    <meta:editing-cycles>4</meta:editing-cycles>
    <meta:generator>LibreOffice/6.4.7.2$Linux_X86_64 LibreOffice_project/40$Build-2</meta:generator>
    <meta:document-statistic meta:table-count="1" meta:cell-count="124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2:rewardlist_10_04_2021unfinished.A625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3:rewardlist_10_04_2021unfinished.A625" chart:label-cell-address="rewardlist_10_04_2021unfinished.A2:rewardlist_10_04_2021unfinished.A2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2:rewardlist_10_04_2021unfinish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3:rewardlist_10_04_2021unfinished.A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9cm" svg:height="10.825cm" xlink:href=".." xlink:type="simple" chart:class="chart:line" chart:style-name="ch1">
        <chart:title svg:x="3.517cm" svg:y="0.351cm" chart:style-name="ch2">
          <text:p>10-4-2021 End-of-Episode Rewards (50 ep rolling avg), 
Peg in Hole w/ Large Chamfer</text:p>
        </chart:title>
        <chart:plot-area chart:style-name="ch3" table:cell-range-address="rewardlist_10_04_2021unfinished.C3:rewardlist_10_04_2021unfinished.C625" svg:x="1.715cm" svg:y="1.85cm" svg:width="16.13cm" svg:height="7.778cm">
          <chartooo:coordinate-region svg:x="2.548cm" svg:y="2.049cm" svg:width="15.297cm" svg:height="7.38cm"/>
          <chart:axis chart:dimension="x" chart:name="primary-x" chart:style-name="ch4">
            <chart:title svg:x="9.127cm" svg:y="9.844cm" chart:style-name="ch5">
              <text:p>Episode</text:p>
            </chart:title>
          </chart:axis>
          <chart:axis chart:dimension="y" chart:name="primary-y" chart:style-name="ch4">
            <chart:title svg:x="0.451cm" svg:y="6.866cm" chart:style-name="ch6">
              <text:p>Rewards</text:p>
            </chart:title>
            <chart:grid chart:style-name="ch7" chart:class="major"/>
          </chart:axis>
          <chart:series chart:style-name="ch8" chart:values-cell-range-address="rewardlist_10_04_2021unfinished.C3:rewardlist_10_04_2021unfinished.C625" chart:class="chart:line">
            <chart:data-point chart:repeated="6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3:rewardlist_10_04_2021unfinished.C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